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H</mi>
            <mo stretchy="false">̂</mo>
          </mover>
        </mrow>
        <mrow>
          <mrow>
            <mo stretchy="false">±</mo>
            <mphantom>
              <mstyle>
                <mrow>
                  <mn>.</mn>
                </mrow>
              </mstyle>
            </mphantom>
          </mrow>
        </mrow>
      </msub>
    </mrow>
    <annotation encoding="StarMath 5.0">{hat H} _{+- phantom .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7:18:26.319000000</meta:creation-date>
    <meta:generator>LibreOffice/4.1.4.2$Windows_x86 LibreOffice_project/0a0440ccc0227ad9829de5f46be37cfb6edcf72</meta:generator>
  </office:meta>
</office:document-meta>
</file>